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22a1" officeooo:paragraph-rsid="001522a1"/>
    </style:style>
    <style:style style:name="P2" style:family="paragraph" style:parent-style-name="Standard">
      <style:text-properties officeooo:rsid="00178ef1" officeooo:paragraph-rsid="00178ef1"/>
    </style:style>
    <style:style style:name="T1" style:family="text">
      <style:text-properties officeooo:rsid="00159e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odel Method/Selection</text:p>
      <text:p text:style-name="P1"/>
      <text:p text:style-name="P1">The neural machine translation is an advanced model compared to the phrase based translation model. In this approach there is no need in building models for each sub-phase of a sentence, rather this approach includes everything within one single large neural betwork.</text:p>
      <text:p text:style-name="P1"/>
      <text:p text:style-name="P1">A decoder then, at that point, yields an interpretation from the encoded vector. The entire encoder-decoder framework, which comprises of the encoder and the decoder for a language pair,</text:p>
      <text:p text:style-name="P1">is mutually prepared to expand the likelihood of a right interpretation given a source sentence.</text:p>
      <text:p text:style-name="P1"/>
      <text:p text:style-name="P1">An expected issue with this encoder-decoder approach is that a neural network should have the option to pack all the vital data of a source sentence into a fixed-length vector. This may make it challenging for the neural network to adapt to long sentences, particularly those that are longer</text:p>
      <text:p text:style-name="P1">than the sentences in the training corpus.</text:p>
      <text:p text:style-name="P1"/>
      <text:p text:style-name="P1">To resolve this issue, the authors acquaint an extended version with the encoder-decoder model which learns to adjust and interpret mutually. Each time the proposed model produces a word in a translation, it soft-searches for a bunch of positions in a source sentence where the most significant data is concentrated. The model then, at that point, predicts an objective word in view of the context vectors related with these original positions and all the past generated target word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7T23:31:39.636171381</meta:creation-date>
    <dc:date>2023-04-27T23:59:58.457242272</dc:date>
    <meta:editing-duration>PT7M57S</meta:editing-duration>
    <meta:editing-cycles>2</meta:editing-cycles>
    <meta:generator>LibreOffice/6.4.7.2$Linux_X86_64 LibreOffice_project/40$Build-2</meta:generator>
    <meta:document-statistic meta:table-count="0" meta:image-count="0" meta:object-count="0" meta:page-count="1" meta:paragraph-count="7" meta:word-count="222" meta:character-count="1388" meta:non-whitespace-character-count="1173"/>
  </office:meta>
</office:document-meta>
</file>